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8cb12"/>
    </style:style>
    <style:style style:name="P2" style:family="paragraph" style:parent-style-name="Standard">
      <style:paragraph-properties fo:text-align="end" style:justify-single-word="false"/>
      <style:text-properties style:text-position="0% 100%" fo:font-size="13pt" fo:font-weight="bold" officeooo:rsid="0008cb12" officeooo:paragraph-rsid="0008cb12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language="ca" fo:country="ES" officeooo:paragraph-rsid="00178d32"/>
    </style:style>
    <style:style style:name="P4" style:family="paragraph" style:parent-style-name="Standard">
      <style:paragraph-properties fo:margin-top="0cm" fo:margin-bottom="0cm" loext:contextual-spacing="false"/>
      <style:text-properties fo:language="ca" fo:country="ES" officeooo:paragraph-rsid="0017ce47"/>
    </style:style>
    <style:style style:name="P5" style:family="paragraph" style:parent-style-name="Standard">
      <style:paragraph-properties fo:margin-top="0cm" fo:margin-bottom="0cm" loext:contextual-spacing="false"/>
      <style:text-properties fo:language="ca" fo:country="ES" officeooo:paragraph-rsid="001b3c0d"/>
    </style:style>
    <style:style style:name="P6" style:family="paragraph" style:parent-style-name="Standard">
      <style:paragraph-properties fo:margin-top="0cm" fo:margin-bottom="0cm" loext:contextual-spacing="false"/>
      <style:text-properties fo:language="ca" fo:country="ES" officeooo:paragraph-rsid="001bd9b2"/>
    </style:style>
    <style:style style:name="P7" style:family="paragraph" style:parent-style-name="Standard">
      <style:paragraph-properties fo:margin-top="0cm" fo:margin-bottom="0cm" loext:contextual-spacing="false"/>
      <style:text-properties fo:language="ca" fo:country="ES" officeooo:paragraph-rsid="001d1e97"/>
    </style:style>
    <style:style style:name="P8" style:family="paragraph" style:parent-style-name="Standard">
      <style:paragraph-properties fo:margin-top="0cm" fo:margin-bottom="0cm" loext:contextual-spacing="false"/>
      <style:text-properties fo:language="ca" fo:country="ES" officeooo:rsid="000ffd25" officeooo:paragraph-rsid="00178d32"/>
    </style:style>
    <style:style style:name="P9" style:family="paragraph" style:parent-style-name="Standard">
      <style:paragraph-properties fo:margin-top="0cm" fo:margin-bottom="0cm" loext:contextual-spacing="false"/>
      <style:text-properties fo:language="ca" fo:country="ES" officeooo:rsid="000ffd25" officeooo:paragraph-rsid="0017ce47"/>
    </style:style>
    <style:style style:name="P10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1b3c0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1bd9b2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1d1e97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228e4e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24459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24a951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253da5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language="ca" fo:country="ES" fo:font-style="italic" fo:font-weight="bold" officeooo:rsid="001b3c0d" officeooo:paragraph-rsid="00255b03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language="ca" fo:country="ES" officeooo:paragraph-rsid="00228e4e"/>
    </style:style>
    <style:style style:name="P19" style:family="paragraph" style:parent-style-name="Standard">
      <style:paragraph-properties fo:margin-top="0cm" fo:margin-bottom="0cm" loext:contextual-spacing="false"/>
      <style:text-properties fo:language="ca" fo:country="ES" officeooo:paragraph-rsid="0024459d"/>
    </style:style>
    <style:style style:name="P20" style:family="paragraph" style:parent-style-name="Standard">
      <style:paragraph-properties fo:margin-top="0cm" fo:margin-bottom="0cm" loext:contextual-spacing="false"/>
      <style:text-properties fo:language="ca" fo:country="ES" officeooo:paragraph-rsid="0024a951"/>
    </style:style>
    <style:style style:name="P21" style:family="paragraph" style:parent-style-name="Standard">
      <style:paragraph-properties fo:margin-top="0cm" fo:margin-bottom="0cm" loext:contextual-spacing="false"/>
      <style:text-properties fo:language="ca" fo:country="ES" officeooo:paragraph-rsid="00253da5"/>
    </style:style>
    <style:style style:name="P22" style:family="paragraph" style:parent-style-name="Standard">
      <style:paragraph-properties fo:margin-top="0cm" fo:margin-bottom="0cm" loext:contextual-spacing="false"/>
      <style:text-properties fo:language="ca" fo:country="ES" officeooo:paragraph-rsid="00255b03"/>
    </style:style>
    <style:style style:name="P23" style:family="paragraph" style:parent-style-name="Standard">
      <style:paragraph-properties fo:margin-top="0cm" fo:margin-bottom="0cm" loext:contextual-spacing="false"/>
      <style:text-properties style:text-position="0% 100%" fo:font-size="13pt" fo:language="ca" fo:country="ES" fo:font-weight="bold" officeooo:rsid="0008cb12" officeooo:paragraph-rsid="0017ce47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style:text-position="0% 100%" fo:font-size="13pt" fo:language="ca" fo:country="ES" fo:font-weight="bold" officeooo:rsid="0008cb12" officeooo:paragraph-rsid="001b3c0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style:text-position="0% 100%" fo:font-size="13pt" fo:language="ca" fo:country="ES" fo:font-weight="bold" officeooo:rsid="0008cb12" officeooo:paragraph-rsid="001bd9b2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text-position="0% 100%" fo:font-size="13pt" fo:language="ca" fo:country="ES" fo:font-weight="bold" officeooo:rsid="0008cb12" officeooo:paragraph-rsid="0024459d" style:font-size-asian="13pt" style:font-weight-asian="bold" style:font-size-complex="13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style:text-position="0% 100%" fo:font-size="13pt" fo:language="ca" fo:country="ES" fo:font-weight="bold" officeooo:rsid="0008cb12" officeooo:paragraph-rsid="0024a95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style:text-position="0% 100%" fo:font-size="13pt" fo:language="ca" fo:country="ES" fo:font-weight="bold" officeooo:rsid="0008cb12" officeooo:paragraph-rsid="00253da5" style:font-size-asian="13pt" style:font-weight-asian="bold" style:font-size-complex="13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size="15pt" fo:language="ca" fo:country="ES" fo:font-style="normal" officeooo:paragraph-rsid="0008cb12" style:font-size-asian="15pt" style:font-style-asian="normal" style:font-size-complex="15pt" style:font-style-complex="normal"/>
    </style:style>
    <style:style style:name="P30" style:family="paragraph" style:parent-style-name="Standard" style:list-style-name="L1">
      <style:paragraph-properties fo:margin-top="0cm" fo:margin-bottom="0cm" loext:contextual-spacing="false"/>
      <style:text-properties fo:color="#007ffe" fo:font-size="18pt" fo:language="ca" fo:country="ES" fo:font-weight="bold" officeooo:paragraph-rsid="001b3c0d" style:font-size-asian="18pt" style:font-weight-asian="bold" style:font-size-complex="18pt" style:font-weight-complex="bold"/>
    </style:style>
    <style:style style:name="P31" style:family="paragraph" style:parent-style-name="Standard" style:list-style-name="L1">
      <style:paragraph-properties fo:margin-top="0cm" fo:margin-bottom="0cm" loext:contextual-spacing="false"/>
      <style:text-properties fo:color="#007ffe" fo:font-size="18pt" fo:language="ca" fo:country="ES" fo:font-style="normal" fo:font-weight="bold" officeooo:rsid="001bd9b2" officeooo:paragraph-rsid="001b3c0d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1b3c0d" style:font-style-asian="italic" style:font-style-complex="italic"/>
    </style:style>
    <style:style style:name="P33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1bd9b2" style:font-style-asian="italic" style:font-style-complex="italic"/>
    </style:style>
    <style:style style:name="P34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228e4e" style:font-style-asian="italic" style:font-style-complex="italic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24459d" style:font-style-asian="italic" style:font-style-complex="italic"/>
    </style:style>
    <style:style style:name="P36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24a951" style:font-style-asian="italic" style:font-style-complex="italic"/>
    </style:style>
    <style:style style:name="P37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253da5" style:font-style-asian="italic" style:font-style-complex="italic"/>
    </style:style>
    <style:style style:name="P38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2ac9db" style:font-style-asian="italic" style:font-style-complex="italic"/>
    </style:style>
    <style:style style:name="P39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2fc163" style:font-style-asian="italic" style:font-style-complex="italic"/>
    </style:style>
    <style:style style:name="P40" style:family="paragraph" style:parent-style-name="Standard" style:list-style-name="L1">
      <style:paragraph-properties fo:margin-top="0cm" fo:margin-bottom="0cm" loext:contextual-spacing="false"/>
      <style:text-properties fo:font-style="italic" officeooo:paragraph-rsid="0031a608" style:font-style-asian="italic" style:font-style-complex="italic"/>
    </style:style>
    <style:style style:name="P41" style:family="paragraph" style:parent-style-name="Standard" style:list-style-name="L1">
      <style:paragraph-properties fo:margin-top="0cm" fo:margin-bottom="0cm" loext:contextual-spacing="false"/>
      <style:text-properties officeooo:paragraph-rsid="001b3c0d"/>
    </style:style>
    <style:style style:name="P42" style:family="paragraph" style:parent-style-name="Standard" style:list-style-name="L1">
      <style:paragraph-properties fo:margin-top="0cm" fo:margin-bottom="0cm" loext:contextual-spacing="false"/>
      <style:text-properties officeooo:paragraph-rsid="001bd9b2"/>
    </style:style>
    <style:style style:name="P43" style:family="paragraph" style:parent-style-name="Standard" style:list-style-name="L1">
      <style:paragraph-properties fo:margin-top="0cm" fo:margin-bottom="0cm" loext:contextual-spacing="false"/>
      <style:text-properties officeooo:paragraph-rsid="001d1e97"/>
    </style:style>
    <style:style style:name="P44" style:family="paragraph" style:parent-style-name="Standard" style:list-style-name="L1">
      <style:paragraph-properties fo:margin-top="0cm" fo:margin-bottom="0cm" loext:contextual-spacing="false"/>
      <style:text-properties officeooo:paragraph-rsid="002fc163"/>
    </style:style>
    <style:style style:name="T1" style:family="text">
      <style:text-properties style:text-position="0% 100%" fo:font-size="13pt" fo:font-weight="bold" officeooo:rsid="0008cb12" style:font-size-asian="13pt" style:font-weight-asian="bold" style:font-size-complex="13pt" style:font-weight-complex="bold"/>
    </style:style>
    <style:style style:name="T2" style:family="text">
      <style:text-properties style:text-position="0% 100%" fo:font-size="13pt" fo:font-weight="bold" officeooo:rsid="001b3c0d" style:font-size-asian="13pt" style:font-weight-asian="bold" style:font-size-complex="13pt" style:font-weight-complex="bold"/>
    </style:style>
    <style:style style:name="T3" style:family="text">
      <style:text-properties style:text-position="0% 100%" fo:font-size="13pt" fo:font-weight="bold" officeooo:rsid="001bd9b2" style:font-size-asian="13pt" style:font-weight-asian="bold" style:font-size-complex="13pt" style:font-weight-complex="bold"/>
    </style:style>
    <style:style style:name="T4" style:family="text">
      <style:text-properties style:text-position="0% 100%" fo:font-size="13pt" fo:font-weight="bold" officeooo:rsid="001d1e97" style:font-size-asian="13pt" style:font-weight-asian="bold" style:font-size-complex="13pt" style:font-weight-complex="bold"/>
    </style:style>
    <style:style style:name="T5" style:family="text">
      <style:text-properties style:text-position="0% 100%" fo:font-size="13pt" fo:font-weight="bold" officeooo:rsid="00228e4e" style:font-size-asian="13pt" style:font-weight-asian="bold" style:font-size-complex="13pt" style:font-weight-complex="bold"/>
    </style:style>
    <style:style style:name="T6" style:family="text">
      <style:text-properties style:text-position="0% 100%" fo:font-size="13pt" fo:font-weight="bold" officeooo:rsid="0024459d" style:font-size-asian="13pt" style:font-weight-asian="bold" style:font-size-complex="13pt" style:font-weight-complex="bold"/>
    </style:style>
    <style:style style:name="T7" style:family="text">
      <style:text-properties style:text-position="0% 100%" fo:font-size="13pt" fo:font-weight="bold" officeooo:rsid="0027f59a" style:font-size-asian="13pt" style:font-weight-asian="bold" style:font-size-complex="13pt" style:font-weight-complex="bold"/>
    </style:style>
    <style:style style:name="T8" style:family="text">
      <style:text-properties officeooo:rsid="000ffd25"/>
    </style:style>
    <style:style style:name="T9" style:family="text">
      <style:text-properties style:font-name="arial" fo:font-weight="bold" officeooo:rsid="0008cb12" style:font-weight-asian="bold" style:font-weight-complex="bold"/>
    </style:style>
    <style:style style:name="T10" style:family="text">
      <style:text-properties style:font-name="arial" fo:font-weight="bold" officeooo:rsid="0086fc4b" style:font-weight-asian="bold" style:font-weight-complex="bold"/>
    </style:style>
    <style:style style:name="T11" style:family="text">
      <style:text-properties style:font-name="arial" fo:font-weight="bold" officeooo:rsid="00178d32" style:font-weight-asian="bold" style:font-weight-complex="bold"/>
    </style:style>
    <style:style style:name="T12" style:family="text">
      <style:text-properties style:font-name="Noto Sans Mono CJK JP Regular" fo:font-size="13pt" fo:language="ca" fo:country="ES" fo:font-style="italic" fo:font-weight="bold" officeooo:rsid="0040f2aa" style:font-size-asian="13pt" style:font-style-asian="italic" style:font-weight-asian="bold" style:font-size-complex="13pt" style:font-style-complex="italic" style:font-weight-complex="bold"/>
    </style:style>
    <style:style style:name="T13" style:family="text">
      <style:text-properties style:font-name="Noto Sans Mono CJK JP Regular" fo:font-size="13pt" fo:language="ca" fo:country="ES" fo:font-style="normal" fo:font-weight="bold" officeooo:rsid="0040f2aa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style:font-name="Arial" fo:font-size="12pt" fo:language="ca" fo:country="ES" fo:font-weight="normal" officeooo:rsid="0040f2aa" style:font-size-asian="12pt" style:font-weight-asian="normal" style:font-size-complex="12pt" style:font-weight-complex="normal"/>
    </style:style>
    <style:style style:name="T15" style:family="text">
      <style:text-properties fo:color="#007ffe" fo:font-size="18pt" fo:language="ca" fo:country="ES" fo:font-weight="bold" style:font-size-asian="18pt" style:font-weight-asian="bold" style:font-size-complex="18pt" style:font-weight-complex="bold"/>
    </style:style>
    <style:style style:name="T16" style:family="text">
      <style:text-properties fo:color="#007ffe" fo:font-size="18pt" fo:language="ca" fo:country="ES" fo:font-weight="bold" officeooo:rsid="001b3c0d" style:font-size-asian="18pt" style:font-weight-asian="bold" style:font-size-complex="18pt" style:font-weight-complex="bold"/>
    </style:style>
    <style:style style:name="T17" style:family="text">
      <style:text-properties fo:color="#007ffe" fo:font-size="18pt" fo:language="ca" fo:country="ES" fo:font-weight="bold" officeooo:rsid="001d1e97" style:font-size-asian="18pt" style:font-weight-asian="bold" style:font-size-complex="18pt" style:font-weight-complex="bold"/>
    </style:style>
    <style:style style:name="T18" style:family="text">
      <style:text-properties fo:color="#007ffe" fo:font-size="18pt" fo:language="ca" fo:country="ES" fo:font-weight="bold" officeooo:rsid="001bd9b2" style:font-size-asian="18pt" style:font-weight-asian="bold" style:font-size-complex="18pt" style:font-weight-complex="bold"/>
    </style:style>
    <style:style style:name="T19" style:family="text">
      <style:text-properties fo:color="#007ffe" fo:font-size="18pt" fo:language="ca" fo:country="ES" fo:font-weight="bold" officeooo:rsid="00228e4e" style:font-size-asian="18pt" style:font-weight-asian="bold" style:font-size-complex="18pt" style:font-weight-complex="bold"/>
    </style:style>
    <style:style style:name="T20" style:family="text">
      <style:text-properties fo:color="#007ffe" fo:font-size="18pt" fo:language="ca" fo:country="ES" fo:font-weight="bold" officeooo:rsid="0024459d" style:font-size-asian="18pt" style:font-weight-asian="bold" style:font-size-complex="18pt" style:font-weight-complex="bold"/>
    </style:style>
    <style:style style:name="T21" style:family="text">
      <style:text-properties fo:color="#007ffe" fo:font-size="18pt" fo:language="ca" fo:country="ES" fo:font-weight="bold" officeooo:rsid="0024a951" style:font-size-asian="18pt" style:font-weight-asian="bold" style:font-size-complex="18pt" style:font-weight-complex="bold"/>
    </style:style>
    <style:style style:name="T22" style:family="text">
      <style:text-properties fo:color="#007ffe" fo:font-size="18pt" fo:language="ca" fo:country="ES" fo:font-weight="bold" officeooo:rsid="0029515a" style:font-size-asian="18pt" style:font-weight-asian="bold" style:font-size-complex="18pt" style:font-weight-complex="bold"/>
    </style:style>
    <style:style style:name="T23" style:family="text">
      <style:text-properties fo:color="#007ffe" fo:font-size="18pt" fo:language="ca" fo:country="ES" fo:font-weight="bold" officeooo:rsid="002fc163" style:font-size-asian="18pt" style:font-weight-asian="bold" style:font-size-complex="18pt" style:font-weight-complex="bold"/>
    </style:style>
    <style:style style:name="T24" style:family="text">
      <style:text-properties fo:color="#007ffe" fo:font-size="18pt" fo:language="ca" fo:country="ES" fo:font-style="italic" fo:font-weight="bold" officeooo:rsid="0017ce47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007ffe" fo:font-size="18pt" fo:language="ca" fo:country="ES" fo:font-style="italic" fo:font-weight="bold" officeooo:rsid="001b3c0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color="#007ffe" fo:font-size="18pt" fo:language="ca" fo:country="ES" fo:font-style="italic" fo:font-weight="bold" officeooo:rsid="001bd9b2" style:font-size-asian="18pt" style:font-style-asian="italic" style:font-weight-asian="bold" style:font-size-complex="18pt" style:font-style-complex="italic" style:font-weight-complex="bold"/>
    </style:style>
    <style:style style:name="T27" style:family="text">
      <style:text-properties fo:color="#007ffe" fo:font-size="18pt" fo:language="ca" fo:country="ES" fo:font-style="normal" fo:font-weight="bold" officeooo:rsid="001b3c0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007ffe" fo:font-size="18pt" fo:language="ca" fo:country="ES" fo:font-style="normal" fo:font-weight="bold" officeooo:rsid="001bd9b2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color="#007ffe" fo:font-size="18pt" fo:language="ca" fo:country="ES" fo:font-style="normal" fo:font-weight="bold" officeooo:rsid="001d1e97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7ffe" fo:font-size="18pt" fo:language="ca" fo:country="ES" fo:font-style="normal" fo:font-weight="bold" officeooo:rsid="00228e4e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fo:color="#007ffe" fo:font-size="18pt" fo:language="ca" fo:country="ES" fo:font-style="normal" fo:font-weight="bold" officeooo:rsid="0024459d" style:font-size-asian="18pt" style:font-style-asian="normal" style:font-weight-asian="bold" style:font-size-complex="18pt" style:font-style-complex="normal" style:font-weight-complex="bold"/>
    </style:style>
    <style:style style:name="T32" style:family="text">
      <style:text-properties fo:color="#007ffe" fo:font-size="18pt" fo:language="ca" fo:country="ES" fo:font-style="normal" fo:font-weight="bold" officeooo:rsid="0024a951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color="#007ffe" fo:font-size="18pt" fo:language="ca" fo:country="ES" fo:font-style="normal" fo:font-weight="bold" officeooo:rsid="002e7c3d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color="#007ffe" fo:font-size="18pt" fo:language="ca" fo:country="ES" fo:font-style="normal" fo:font-weight="bold" officeooo:rsid="002fc163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color="#007ffe" fo:font-size="18pt" fo:language="ca" fo:country="ES" fo:font-style="normal" fo:font-weight="bold" officeooo:rsid="0031a608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use-window-font-color="true" fo:font-size="18pt" fo:language="ca" fo:country="ES" fo:font-weight="bold" officeooo:rsid="002e7c3d" style:font-size-asian="18pt" style:font-weight-asian="bold" style:font-size-complex="18pt" style:font-weight-complex="bold"/>
    </style:style>
    <style:style style:name="T38" style:family="text">
      <style:text-properties style:use-window-font-color="true" fo:font-size="18pt" fo:language="ca" fo:country="ES" fo:font-style="normal" fo:font-weight="bold" officeooo:rsid="002f4ac3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style:use-window-font-color="true" fo:font-size="18pt" fo:language="ca" fo:country="ES" fo:font-style="normal" fo:font-weight="bold" officeooo:rsid="002e7c3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1">Actividad DWEC - </text:span><text:span text:style-name="T9">EXPRESSIONS REGULARS</text:span><text:span text:style-name="T10">:</text:span></text:p>
      <text:p text:style-name="P1"><text:span text:style-name="T12">Ankush Bihal</text:span><text:span text:style-name="T13"> <text:s text:c="2"/></text:span><text:span text:style-name="T14"><text:s/></text:span></text:p>
      <text:p text:style-name="P2"/>
      <text:p text:style-name="P3"><text:span text:style-name="T1">1:</text:span><text:span text:style-name="T8">Expressió regular per comprovar número de telèfon nacional (sense el prefix del país,</text:span></text:p>
      <text:p text:style-name="P8">exemple: 971123456).</text:p>
      <text:p text:style-name="P10">Possibles expressiones:</text:p>
      <text:list xml:id="list1017953945" text:style-name="L1">
        <text:list-item>
          <text:p text:style-name="P30">/[1-9]{9}/</text:p>
        </text:list-item>
        <text:list-item>
          <text:p text:style-name="P32"><text:span text:style-name="T16">/\d{9}/</text:span><text:span text:style-name="T27">g</text:span></text:p>
        </text:list-item>
      </text:list>
      <text:p text:style-name="P23"/>
      <text:p text:style-name="P4"><text:span text:style-name="T2">2</text:span><text:span text:style-name="T1">:</text:span><text:span text:style-name="T8">Expressió regular per comprovar número de telèfon de nou xifres amb el prefix del país</text:span></text:p>
      <text:p text:style-name="P9">de tres xifres. Exemples: (+34)971123456 o (+407)475123456</text:p>
      <text:p text:style-name="P10">Possibles expressiones:</text:p>
      <text:list xml:id="list145238061499731" text:continue-numbering="true" text:style-name="L1">
        <text:list-item>
          <text:p text:style-name="P41"><text:span text:style-name="T15">/</text:span><text:span text:style-name="T24">\(</text:span><text:span text:style-name="T25">\</text:span><text:span text:style-name="T24">+</text:span><text:span text:style-name="T25">\d</text:span><text:span text:style-name="T24">{2,3}\)</text:span><text:span text:style-name="T25">\d</text:span><text:span text:style-name="T24">{9}/</text:span><text:span text:style-name="T27">g </text:span></text:p>
        </text:list-item>
        <text:list-item>
          <text:p text:style-name="P41"><text:span text:style-name="T27">/</text:span><text:span text:style-name="T24">\(</text:span><text:span text:style-name="T25">\</text:span><text:span text:style-name="T24">+</text:span><text:span text:style-name="T25">[0-9]</text:span><text:span text:style-name="T24">{2,3}\)</text:span><text:span text:style-name="T25">[0-9]</text:span><text:span text:style-name="T24">{9}/</text:span><text:span text:style-name="T27">g</text:span></text:p>
        </text:list-item>
      </text:list>
      <text:p text:style-name="P23"/>
      <text:p text:style-name="P5"><text:span text:style-name="T2">3</text:span><text:span text:style-name="T1">: </text:span><text:span text:style-name="T8">Expressió regular per comprovar una data amb el format DD/MM/AAAA (exemple: </text:span>09/01/2006). Cal validar:</text:p>
      <text:p text:style-name="P5"><text:tab/><text:tab/>• els dies només agafen valors de 01 a 31</text:p>
      <text:p text:style-name="P5"><text:tab/><text:tab/>• el mesos només agafen valors de 01 a 12</text:p>
      <text:p text:style-name="P5"><text:tab/><text:tab/>• l’any serà de 4 dígits</text:p>
      <text:p text:style-name="P10">Possibles expressiones:</text:p>
      <text:list xml:id="list145239057194343" text:continue-numbering="true" text:style-name="L1">
        <text:list-item>
          <text:p text:style-name="P41"><text:span text:style-name="T15">/</text:span><text:span text:style-name="T27">\d{1,2}\/\d{1,2}\/\d{4}/</text:span><text:span text:style-name="T28">g</text:span></text:p>
        </text:list-item>
        <text:list-item>
          <text:p text:style-name="P31">/[0-9]{1,2}\/[0-9]{1,2}\/[0-9]{4}/g</text:p>
        </text:list-item>
      </text:list>
      <text:p text:style-name="P24"/>
      <text:p text:style-name="P6"><text:span text:style-name="T3">4</text:span><text:span text:style-name="T1">: </text:span><text:span text:style-name="T8">Expressió regular per comprovar un codi postal (exemple: 07001).</text:span></text:p>
      <text:p text:style-name="P11">Possibles expressiones:</text:p>
      <text:list xml:id="list145239443548804" text:continue-numbering="true" text:style-name="L1">
        <text:list-item>
          <text:p text:style-name="P33"><text:span text:style-name="T15">[0-9]{5}/</text:span><text:span text:style-name="T28">g</text:span></text:p>
        </text:list-item>
        <text:list-item>
          <text:p text:style-name="P42"><text:span text:style-name="T25">/</text:span><text:span text:style-name="T26">\d</text:span><text:span text:style-name="T24">{9}/</text:span><text:span text:style-name="T27">g</text:span></text:p>
        </text:list-item>
        <text:list-item>
          <text:p text:style-name="P33"><text:span text:style-name="T17">/0\d{1}00\d{1}/</text:span><text:span text:style-name="T29">g</text:span></text:p>
        </text:list-item>
        <text:list-item>
          <text:p text:style-name="P33"><text:span text:style-name="T17">/0[0-9]{1}00[0-9]{1}/</text:span><text:span text:style-name="T29">g</text:span></text:p>
        </text:list-item>
      </text:list>
      <text:p text:style-name="P25"/>
      <text:p text:style-name="P7"><text:span text:style-name="T4">5</text:span><text:span text:style-name="T1">: </text:span><text:span text:style-name="T8">Expressió regular per comprovar correu-e (exemple: arossello @iessonferrer.net ).</text:span></text:p>
      <text:p text:style-name="P12">Possibles expressiones:</text:p>
      <text:list xml:id="list145238277204533" text:continue-numbering="true" text:style-name="L1">
        <text:list-item>
          <text:p text:style-name="P43"><text:span text:style-name="T26">/\w*\@\w*\.\w*/</text:span><text:span text:style-name="T30">g</text:span></text:p>
        </text:list-item>
      </text:list>
      <text:p text:style-name="P24"/>
      <text:p text:style-name="P18"><text:span text:style-name="T5">6</text:span><text:span text:style-name="T1">: </text:span><text:span text:style-name="T8">Expressió regular per comprovar un nombre enter (exemples: 123, +123 o -123).</text:span></text:p>
      <text:p text:style-name="P13">Possibles expressiones:</text:p>
      <text:list xml:id="list145238159158089" text:continue-numbering="true" text:style-name="L1">
        <text:list-item>
          <text:p text:style-name="P34"><text:span text:style-name="T18">/</text:span><text:span text:style-name="T19">\d|\+\d*|\-\d*</text:span><text:span text:style-name="T31">g</text:span></text:p>
        </text:list-item>
      </text:list>
      <text:p text:style-name="P18"/>
      <text:p text:style-name="P19"><text:span text:style-name="T6">7</text:span><text:span text:style-name="T1">: </text:span><text:span text:style-name="T8">Expressió regular per comprovar un nombre real (exemples: -123.35, 7,4 o 8).</text:span></text:p>
      <text:p text:style-name="P14">Possibles expressiones:</text:p>
      <text:list xml:id="list145237785482873" text:continue-numbering="true" text:style-name="L1">
        <text:list-item>
          <text:p text:style-name="P35"><text:span text:style-name="T19">/</text:span><text:span text:style-name="T20">\d|\+\d*|\-\d*|\d*\.\d*</text:span><text:span text:style-name="T31">/g</text:span></text:p>
        </text:list-item>
      </text:list>
      <text:p text:style-name="P26"/>
      <text:p text:style-name="P18"/>
      <text:p text:style-name="P19"><text:soft-page-break/><text:span text:style-name="T7">9</text:span><text:span text:style-name="T1">: </text:span><text:span text:style-name="T8">Expressió regular per comprovar si un string té lletres minúscules.</text:span></text:p>
      <text:p text:style-name="P14">Possibles expressiones:</text:p>
      <text:list xml:id="list145239737406656" text:continue-numbering="true" text:style-name="L1">
        <text:list-item>
          <text:p text:style-name="P35"><text:span text:style-name="T19">/</text:span><text:span text:style-name="T21">[a-z]</text:span><text:span text:style-name="T31">/g</text:span></text:p>
        </text:list-item>
      </text:list>
      <text:p text:style-name="P26"/>
      <text:p text:style-name="P20"><text:span text:style-name="T7">10</text:span><text:span text:style-name="T1">: </text:span><text:span text:style-name="T8">Expressió regular per comprovar si un string té lletres majúscules.</text:span></text:p>
      <text:p text:style-name="P15">Possibles expressiones:</text:p>
      <text:list xml:id="list145238556550950" text:continue-numbering="true" text:style-name="L1">
        <text:list-item>
          <text:p text:style-name="P36"><text:span text:style-name="T19">/</text:span><text:span text:style-name="T21">[A-Z]</text:span><text:span text:style-name="T31">/g</text:span></text:p>
        </text:list-item>
      </text:list>
      <text:p text:style-name="P27"/>
      <text:p text:style-name="P21"><text:span text:style-name="T7">11</text:span><text:span text:style-name="T1">: </text:span>Expressió regular per validar una hora. Cal validar:</text:p>
      <text:p text:style-name="P21"><text:tab/><text:tab/>• hores de 00 a 23</text:p>
      <text:p text:style-name="P21"><text:tab/><text:tab/>• minuts i segons de 00 a 59</text:p>
      <text:p text:style-name="P21"/>
      <text:p text:style-name="P16">Possibles expressiones:</text:p>
      <text:list xml:id="list145238016105132" text:continue-numbering="true" text:style-name="L1">
        <text:list-item>
          <text:p text:style-name="P37"><text:span text:style-name="T19">/</text:span><text:span text:style-name="T21">([0-1]\d|2[0-3])</text:span><text:span text:style-name="T22">\</text:span><text:span text:style-name="T21">:([0-5]\d)</text:span><text:span text:style-name="T22">\</text:span><text:span text:style-name="T21">:([0-5]\d)</text:span><text:span text:style-name="T31">/g</text:span></text:p>
        </text:list-item>
        <text:list-item>
          <text:p text:style-name="P38"><text:span text:style-name="T30">/</text:span><text:span text:style-name="T32">([0-1]\d|2[0-3]):([0-5]\d):([0-5]\d)</text:span><text:span text:style-name="T31">/g</text:span></text:p>
        </text:list-item>
      </text:list>
      <text:p text:style-name="P28"/>
      <text:p text:style-name="P22"><text:span text:style-name="T7">12</text:span><text:span text:style-name="T1">: </text:span>Expressió regular per validar un número de targeta de crèdit. Suposant que al número</text:p>
      <text:p text:style-name="P22">introduït se li ha eliminat qualsevol caràcter (espais en blanc, guions, ...) que no sia un dígit</text:p>
      <text:p text:style-name="P22">construir una expressió regular que validi els següents tipus:</text:p>
      <text:p text:style-name="P22"/>
      <text:p text:style-name="P22"><text:tab/>• <text:span text:style-name="T36">Visa</text:span>: 13 o 16 dígits, començant amb 4.</text:p>
      <text:p text:style-name="P22"><text:tab/>• <text:span text:style-name="T36">MasterCard</text:span>: 16 dígits, començant amb els números de 51 a 55.</text:p>
      <text:p text:style-name="P22"><text:tab/>• <text:span text:style-name="T36">Discover</text:span>: 16 dígits, començant amb 6011 o 15 dígits començant amb 5.</text:p>
      <text:p text:style-name="P22"><text:tab/>• <text:span text:style-name="T36">American</text:span> <text:span text:style-name="T36">Express</text:span>: 15 dígits, començant amb 34 o 37.</text:p>
      <text:p text:style-name="P22"><text:tab/>• <text:span text:style-name="T36">Diners</text:span> <text:span text:style-name="T36">Club</text:span>: 14 dígits, començant amb els números de 300 a 305, 36 o 38.</text:p>
      <text:p text:style-name="P22"><text:tab/>• <text:span text:style-name="T36">JCB</text:span>: 15 dígits, començant amb 2131 o 1800, o 16 dígits començant amb 35.</text:p>
      <text:p text:style-name="P22"/>
      <text:p text:style-name="P17">Possibles expressiones:</text:p>
      <text:list xml:id="list145237690301093" text:continue-numbering="true" text:style-name="L1">
        <text:list-item>
          <text:p text:style-name="P39"><text:span text:style-name="T37">Visa:</text:span></text:p>
          <text:list>
            <text:list-item>
              <text:list>
                <text:list-item>
                  <text:p text:style-name="P39"><text:span text:style-name="T19">/</text:span><text:span text:style-name="T23">4</text:span><text:span text:style-name="T19">\d{1</text:span><text:span text:style-name="T23">2</text:span><text:span text:style-name="T19">,1</text:span><text:span text:style-name="T23">5</text:span><text:span text:style-name="T19">}</text:span><text:span text:style-name="T31">/g</text:span></text:p>
                </text:list-item>
                <text:list-item>
                  <text:p text:style-name="P39"><text:span text:style-name="T31">/4\d{3}-?\d{4}-?\d{4}-?\d{4}/</text:span><text:span text:style-name="T35">g</text:span></text:p>
                </text:list-item>
              </text:list>
            </text:list-item>
          </text:list>
        </text:list-item>
        <text:list-item>
          <text:p text:style-name="P39"><text:span text:style-name="T38">MasterCard:</text:span></text:p>
          <text:list>
            <text:list-item>
              <text:list>
                <text:list-item>
                  <text:p text:style-name="P39"><text:span text:style-name="T20">/</text:span><text:span text:style-name="T23">5[1-5]\d{15}/</text:span><text:span text:style-name="T34">g</text:span></text:p>
                </text:list-item>
                <text:list-item>
                  <text:p text:style-name="P40"><text:span text:style-name="T30">/5[1-5]\d{2}-?\d{4}-?\d{4}-?\d{4}</text:span><text:span text:style-name="T31">/g</text:span></text:p>
                </text:list-item>
              </text:list>
            </text:list-item>
          </text:list>
        </text:list-item>
        <text:list-item>
          <text:p text:style-name="P39"><text:span text:style-name="T39">Discover:</text:span></text:p>
          <text:list>
            <text:list-item>
              <text:list>
                <text:list-item>
                  <text:p text:style-name="P39"><text:span text:style-name="T30">/6(?:011|5[0-9]{2})[0-9]{12}</text:span><text:span text:style-name="T31">/g</text:span></text:p>
                </text:list-item>
              </text:list>
            </text:list-item>
          </text:list>
        </text:list-item>
        <text:list-item>
          <text:p text:style-name="P39"><text:span text:style-name="T39">American</text:span><text:span text:style-name="T33"> </text:span><text:span text:style-name="T39">Express:</text:span></text:p>
          <text:list>
            <text:list-item>
              <text:list>
                <text:list-item>
                  <text:p text:style-name="P39"><text:span text:style-name="T30">/3[47][0-9]{13}</text:span><text:span text:style-name="T31">/g</text:span></text:p>
                </text:list-item>
              </text:list>
            </text:list-item>
          </text:list>
        </text:list-item>
        <text:list-item>
          <text:p text:style-name="P39"><text:span text:style-name="T39">Diners</text:span><text:span text:style-name="T33"> </text:span><text:span text:style-name="T39">Club:</text:span></text:p>
          <text:list>
            <text:list-item>
              <text:list>
                <text:list-item>
                  <text:p text:style-name="P39"><text:span text:style-name="T30">/3(?:0[0-5]|[68][0-9])[0-9]{11}</text:span><text:span text:style-name="T31">/g</text:span></text:p>
                </text:list-item>
              </text:list>
            </text:list-item>
          </text:list>
        </text:list-item>
        <text:list-item>
          <text:p text:style-name="P39"><text:span text:style-name="T39">JCB:</text:span></text:p>
          <text:list>
            <text:list-item>
              <text:list>
                <text:list-item>
                  <text:p text:style-name="P44"><text:span text:style-name="T30">/(?:2131|1800|35\d{3})\d{11}</text:span><text:span text:style-name="T31">/g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5:45:57.338245480</meta:creation-date>
    <dc:date>2020-01-14T14:52:37.297000000</dc:date>
    <meta:editing-duration>PT1H9M52S</meta:editing-duration>
    <meta:editing-cycles>11</meta:editing-cycles>
    <meta:generator>LibreOffice/6.1.4.2$Windows_X86_64 LibreOffice_project/9d0f32d1f0b509096fd65e0d4bec26ddd1938fd3</meta:generator>
    <meta:document-statistic meta:table-count="0" meta:image-count="0" meta:object-count="0" meta:page-count="2" meta:paragraph-count="70" meta:word-count="378" meta:character-count="2589" meta:non-whitespace-character-count="2291"/>
  </office:meta>
</office:document-meta>
</file>